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rabajos relacionados </text:h>
      <text:p text:style-name="UBUcuerpoTrabajo">{Este apartado sería parecido a un estado del arte de una tesis o tesina. En un trabajo final grado no parece obligada su presencia, aunque se puede dejar a juicio del tutor el incluir un pequeño resumen comentado de los trabajos y proyectos ya realizados en el campo del proyecto en curso. }</text:p>
      <text:p text:style-name="UBUcuerpoTrabajo"/>
      <text:p text:style-name="UBUcuerpoTrabajo"/>
      <text:p text:style-name="UBUcuerpoTrabajo"><text:a xlink:type="simple" xlink:href="http://oa.upm.es/39677/1/TFM_JOSE_LUIS_SAMPER_ESCUDERO.pdf" text:style-name="Internet_20_link" text:visited-style-name="Visited_20_Internet_20_Link">http://oa.upm.es/39677/1/TFM_JOSE_LUIS_SAMPER_ESCUDERO.pdf</text:a></text:p>
      <text:p text:style-name="UBUcuerpoTrabajo"/>
      <text:p text:style-name="UBUcuerpoTrabajo"><text:a xlink:type="simple" xlink:href="http://bibing.us.es/proyectos/abreproy/90360/fichero/TFG+Víctor+Hugo+Gómez+Tejada.pdf" text:style-name="Internet_20_link" text:visited-style-name="Visited_20_Internet_20_Link">http://bibing.us.es/proyectos/abreproy/90360/fichero/TFG+V%C3%ADctor+Hugo+G%C3%B3mez+Tejada.pdf</text:a>+</text:p>
      <text:p text:style-name="UBUcuerpoTrabajo"/>
      <text:p text:style-name="UBUcuerpoTrabajo"><text:a xlink:type="simple" xlink:href="http://repositori.uji.es/xmlui/bitstream/handle/10234/147985/TFM_León%20Pérez_Julio%20Jesús.pdf?sequence=1" text:style-name="Internet_20_link" text:visited-style-name="Visited_20_Internet_20_Link">http://repositori.uji.es/xmlui/bitstream/handle/10234/147985/TFM_Leo%CC%81n%20Pe%CC%81rez_Julio%20Jesu%CC%81s.pdf?sequence=1</text:a></text:p>
      <text:p text:style-name="UBUcuerpoTrabajo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Embossing Tape 3 BRK" svg:font-family="'Embossing Tape 3 BRK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BUcuerpoTrabajo" style:family="paragraph" style:parent-style-name="Text_20_body" style:class="text">
      <style:paragraph-properties fo:margin-left="0cm" fo:margin-right="0cm" fo:margin-top="0cm" fo:margin-bottom="0cm" fo:text-indent="0.499cm" style:auto-text-indent="false"/>
    </style:style>
    <style:style style:name="Heading_20_1" style:display-name="Heading 1" style:family="paragraph" style:parent-style-name="Heading" style:next-style-name="UBUcuerpoTrabajo" style:default-outline-level="1" style:class="text">
      <style:paragraph-properties fo:margin-top="0.42cm" fo:margin-bottom="0.21cm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.499cm" fo:margin-left="3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103">
      <number:day number:style="long"/>
      <number:text>/</number:text>
      <number:month number:textual="true"/>
      <number:text>/</number:text>
      <number:year/>
    </number:date-style>
  </office:automatic-styles>
  <office:master-styles>
    <style:master-page style:name="Standard" style:page-layout-name="Mpm1">
      <style:footer>
        <text:p text:style-name="Footer"><text:file-name text:display="name-and-extension">6_TrabajosRelacionados.odt</text:file-name> v.<text:editing-cycles>8</text:editing-cycles> <text:title/><text:modification-date style:data-style-name="N103">15/may/17</text:modification-date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pa </meta:initial-creator>
    <meta:creation-date>2014-01-25T22:16:03</meta:creation-date>
    <meta:generator>OpenOffice/4.1.3$Win32 OpenOffice.org_project/413m1$Build-9783</meta:generator>
    <dc:date>2017-05-15T19:55:52.53</dc:date>
    <dc:creator>Carmelo Basconcillos</dc:creator>
    <meta:editing-duration>PT10M46S</meta:editing-duration>
    <meta:editing-cycles>8</meta:editing-cycles>
    <meta:document-statistic meta:table-count="0" meta:image-count="0" meta:object-count="0" meta:page-count="1" meta:paragraph-count="6" meta:word-count="62" meta:character-count="638"/>
  </office:meta>
</office:document-meta>
</file>